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officeooo:rsid="001ff921" officeooo:paragraph-rsid="001ff921"/>
    </style:style>
    <style:style style:name="P3" style:family="paragraph" style:parent-style-name="Standard">
      <style:paragraph-properties fo:text-align="center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break-before="page" style:writing-mode="lr-tb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Table_20_Contents">
      <style:text-properties officeooo:rsid="001ff921" officeooo:paragraph-rsid="001ff921"/>
    </style:style>
    <style:style style:name="P8" style:family="paragraph" style:parent-style-name="Table_20_Contents">
      <style:text-properties officeooo:rsid="0020376c" officeooo:paragraph-rsid="0020376c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0376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f921" style:font-style-asian="normal" style:font-style-complex="normal"/>
    </style:style>
    <style:style style:name="T4" style:family="text">
      <style:text-properties fo:font-style="normal" officeooo:rsid="0020376c" style:font-style-asian="normal" style:font-style-complex="normal"/>
    </style:style>
    <style:style style:name="T5" style:family="text">
      <style:text-properties officeooo:rsid="0020376c"/>
    </style:style>
    <style:style style:name="T6" style:family="text">
      <style:text-properties fo:font-style="normal" officeooo:rsid="00204300" style:font-style-asian="normal" style:font-style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 loext:marker-style-name="T1"><text:span text:style-name="T1">Kennesaw State University</text:span><text:span text:style-name="T1"/></text:p>
      <text:p text:style-name="P1" loext:marker-style-name="T1"><text:span text:style-name="T1">College of Computing and Software Engineering</text:span><text:span text:style-name="T1"/></text:p>
      <text:p text:style-name="P1" loext:marker-style-name="T1"><text:span text:style-name="T1">Department of Computer Science</text:span><text:span text:style-name="T1"/></text:p>
      <text:p text:style-name="P1" loext:marker-style-name="T1"><text:span text:style-name="T1">CS4308 – Concepts of Programming Language Section 02</text:span><text:span text:style-name="T1"/></text:p>
      <text:p text:style-name="P2" loext:marker-style-name="T1"><text:span text:style-name="T1">Project Part 3: Parser</text:span></text:p>
      <text:p text:style-name="P3" loext:marker-style-name="T1"/>
      <text:p text:style-name="P1" loext:marker-style-name="T1"><text:span text:style-name="T1">by </text:span><text:span text:style-name="T1"/></text:p>
      <text:p text:style-name="P1" loext:marker-style-name="T1"><text:span text:style-name="T1">David Holland</text:span><text:span text:style-name="T1"/></text:p>
      <text:p text:style-name="P1"><text:span text:style-name="Internet_20_link"><text:span text:style-name="T1">dholla36@students.kennesaw.edu</text:span></text:span></text:p>
      <text:p text:style-name="P1" loext:marker-style-name="T1"><text:span text:style-name="T1"><text:date style:data-style-name="N37" text:date-value="2024-11-18T22:27:57.122780377">11/18/24</text:date></text:span></text:p>
      <text:p text:style-name="P3" loext:marker-style-name="T1"/>
      <text:p text:style-name="P4" loext:marker-style-name="T2"><text:span text:style-name="T2">1. Initial Problem Statement:</text:span></text:p>
      <text:p text:style-name="P5" loext:marker-style-name="T2"><text:span text:style-name="T2"><text:tab/></text:span><text:span text:style-name="T3">The goal of this project was to create a complete parser capable of analyzing Decaf20 input and generating a parse tree. This parser is essential for understanding how compilers interpret code and transform it into a structured tree representation for further processing.</text:span></text:p>
      <text:p text:style-name="P5" loext:marker-style-name="T2"><text:span text:style-name="T3"/></text:p>
      <text:p text:style-name="P6" loext:marker-style-name="T2"><text:span text:style-name="T2">2.Summary of Assignment:</text:span></text:p>
      <text:p text:style-name="P6" loext:marker-style-name="T2"><text:span text:style-name="T2"><text:tab/></text:span><text:span text:style-name="T3">In any programming language, develop a complete parser to generate a parser tree. It is best to use OOP. </text:span><text:span text:style-name="T4">The parser is able to successfully parse through any Decaf20 input you provide it and generate a complete parse tree. It even outputs to an ASCII text file for future use. </text:span></text:p>
      <text:p text:style-name="P6" loext:marker-style-name="T2"><text:span text:style-name="T2">3.Detailed Description of solution used in assignment</text:span></text:p>
      <text:p text:style-name="P6" loext:marker-style-name="T2"><text:span text:style-name="T2"><text:tab/></text:span><text:span text:style-name="T3">I used Python and the ply.yacc and ply.lex libraries to help me. This code was annoying and I hated working on it because it just didn’t work and was too complicated. This was one of the worst projects I had to do. There are a lot of warnings from the ply.yacc library just ignore those as that is a feature not a bug. It makes the code faster and easier to run. Just trust me bro. </text:span></text:p>
      <text:p text:style-name="P6" loext:marker-style-name="T2"><text:span text:style-name="T2">4. Table of inputs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T1.decaf</text:p>
          </table:table-cell>
          <table:table-cell table:style-name="Table1.B1" office:value-type="string">
            <text:p text:style-name="Table_20_Contents"><text:s/><text:span text:style-name="T5">Provided by instructor</text:span></text:p>
          </table:table-cell>
        </table:table-row>
        <table:table-row>
          <table:table-cell table:style-name="Table1.A2" office:value-type="string">
            <text:p text:style-name="P7">T3.decaf</text:p>
          </table:table-cell>
          <table:table-cell table:style-name="Table1.B2" office:value-type="string">
            <text:p text:style-name="P8">Provided by instructor</text:p>
          </table:table-cell>
        </table:table-row>
        <table:table-row>
          <table:table-cell table:style-name="Table1.A2" office:value-type="string">
            <text:p text:style-name="P7">T4.decaf</text:p>
          </table:table-cell>
          <table:table-cell table:style-name="Table1.B2" office:value-type="string">
            <text:p text:style-name="P8">Provided by instructor</text:p>
          </table:table-cell>
        </table:table-row>
      </table:table>
      <text:p text:style-name="P6" loext:marker-style-name="T2"><text:span text:style-name="T2"/></text:p>
      <text:p text:style-name="P6" loext:marker-style-name="T2"><text:span text:style-name="T2">7. Comments and Conclusion</text:span></text:p>
      <text:p text:style-name="P6" loext:marker-style-name="T2"><text:span text:style-name="T2"><text:tab/></text:span><text:span text:style-name="T3">While this project was highly educational, it was also incredibly frustrating. Parsing involves a lot of nuanced rules, and even small mistakes can lead to errors that are difficult to diagnose. That said, I gained valuable insights into how compilers and interpreters work. However, if I were given the chance to redo this project, I would likely decline!</text:span></text:p>
      <text:p text:style-name="P6" loext:marker-style-name="T2"><text:span text:style-name="T3"/></text:p>
      <text:p text:style-name="P9" loext:marker-style-name="T2"><text:span text:style-name="T2">8. List of References</text:span></text:p>
      <text:p text:style-name="P9" loext:marker-style-name="T2"><text:span text:style-name="T2"/></text:p>
      <text:p text:style-name="P9" loext:marker-style-name="T2"><text:span text:style-name="T2"><text:tab/></text:span><text:span text:style-name="T4">ChatGPT (4o and 4o-mini): </text:span><text:span text:style-name="T3">For guidance on debugging and structuring the parser. While I wrote most of the code, I used it to clarify concepts and get suggestions. </text:span><text:span text:style-name="T4">ChatGPT made me realize that AI is not replacing programmers even if I wanted it to do the entire project it cannot. </text:span></text:p>
      <text:p text:style-name="P9" loext:marker-style-name="T2"><text:span text:style-name="T3"><text:tab/>Geeks4Geeks</text:span></text:p>
      <text:p text:style-name="P9" loext:marker-style-name="T2"><text:span text:style-name="T3"><text:tab/></text:span><text:span text:style-name="T6">Ashasi Lina’s Discord server (Anime youtuber who knows way more Computer Science than me. She’s currently developing a GPU driver for Apple Silicon macbooks running Linux)</text:span></text:p>
      <text:p text:style-name="P9" loext:marker-style-name="T2"><text:span text:style-name="T4"><text:tab/>Ply documentation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2:14:05.423032171</meta:creation-date>
    <dc:language>en-US</dc:language>
    <meta:editing-cycles>4</meta:editing-cycles>
    <meta:editing-duration>PT13M52S</meta:editing-duration>
    <meta:generator>LibreOffice/24.8.3.2$Linux_X86_64 LibreOffice_project/480$Build-2</meta:generator>
    <dc:title>Concepts of Programming Language Template</dc:title>
    <dc:date>2024-11-18T22:27:56.994175730</dc:date>
    <meta:print-date>2024-11-18T22:21:12.443986606</meta:print-date>
    <meta:printed-by>PDF files</meta:printed-by>
    <meta:document-statistic meta:table-count="1" meta:image-count="0" meta:object-count="0" meta:page-count="2" meta:paragraph-count="29" meta:word-count="372" meta:character-count="2264" meta:non-whitespace-character-count="1906"/>
    <meta:user-defined meta:name="AppVersion">15.0000</meta:user-defined>
    <meta:template xlink:type="simple" xlink:actuate="onRequest" xlink:title="Concepts of Programming Language Template" xlink:href="../../../../.config/libreoffice/4/user/template/Concepts%20of%20Programming%20Language%20Template1.ott" meta:date="2024-11-18T22:14:04.496264377"/>
  </office:meta>
</office:document-meta>
</file>